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Usulan Koleksi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Judul Diusulkan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CountJudul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CountJudul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4:55:11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4T14:56:37.146000000</dc:date>
    <meta:editing-duration>PT2H12M24S</meta:editing-duration>
    <meta:editing-cycles>17</meta:editing-cycles>
    <meta:document-statistic meta:table-count="1" meta:cell-count="13" meta:object-count="0"/>
  </office:meta>
</office:document-meta>
</file>